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style:text-properties style:font-name="Arial" fo:font-weight="normal" style:font-weight-asian="normal" style:font-weight-complex="normal"/>
    </style:style>
    <style:style style:name="P2" style:family="paragraph" style:parent-style-name="Standard">
      <style:paragraph-properties fo:line-height="150%"/>
      <style:text-properties style:font-name="Arial"/>
    </style:style>
    <style:style style:name="P3" style:family="paragraph" style:parent-style-name="Standard">
      <style:paragraph-properties fo:line-height="150%"/>
    </style:style>
    <style:style style:name="P4" style:family="paragraph" style:parent-style-name="Standard">
      <style:paragraph-properties fo:line-height="150%"/>
      <style:text-properties fo:font-weight="normal" style:font-weight-asian="normal" style:font-weight-complex="normal"/>
    </style:style>
    <style:style style:name="P5" style:family="paragraph" style:parent-style-name="Standard" style:list-style-name="L1">
      <style:paragraph-properties fo:line-height="150%"/>
      <style:text-properties style:font-name="Arial" fo:font-size="12pt" fo:font-weight="normal" style:font-weight-asian="normal" style:font-weight-complex="normal"/>
    </style:style>
    <style:style style:name="P6" style:family="paragraph" style:parent-style-name="Standard">
      <style:paragraph-properties fo:line-height="150%"/>
      <style:text-properties style:font-name="Arial" fo:font-weight="normal" style:font-weight-asian="normal" style:font-weight-complex="normal"/>
    </style:style>
    <style:style style:name="P7" style:family="paragraph" style:parent-style-name="Standard" style:list-style-name="L1">
      <style:paragraph-properties fo:line-height="150%"/>
      <style:text-properties style:font-name="Arial" fo:font-weight="normal" style:font-weight-asian="normal" style:font-weight-complex="normal"/>
    </style:style>
    <style:style style:name="P8" style:family="paragraph" style:parent-style-name="Standard" style:list-style-name="L1">
      <style:paragraph-properties fo:line-height="150%"/>
      <style:text-properties style:font-name="Arial" fo:language="en" fo:country="GB" fo:font-weight="normal" style:font-weight-asian="normal" style:font-weight-complex="normal"/>
    </style:style>
    <style:style style:name="P9" style:family="paragraph" style:parent-style-name="Standard">
      <style:paragraph-properties fo:line-height="150%"/>
      <style:text-properties style:font-name="Arial"/>
    </style:style>
    <style:style style:name="P10" style:family="paragraph" style:parent-style-name="Standard">
      <style:paragraph-properties fo:line-height="150%"/>
      <style:text-properties style:font-name="Arial" fo:font-weight="bold" style:font-weight-asian="bold" style:font-weight-complex="bold"/>
    </style:style>
    <style:style style:name="P11" style:family="paragraph" style:parent-style-name="Standard">
      <style:paragraph-properties fo:line-height="150%"/>
    </style:style>
    <style:style style:name="P12" style:family="paragraph" style:parent-style-name="Standard" style:list-style-name="L2">
      <style:paragraph-properties fo:line-height="150%"/>
    </style:style>
    <style:style style:name="T1" style:family="text">
      <style:text-properties fo:font-size="12pt"/>
    </style:style>
    <style:style style:name="T2" style:family="text">
      <style:text-properties style:font-name="Arial"/>
    </style:style>
    <style:style style:name="T3" style:family="text">
      <style:text-properties style:font-name="Arial" fo:font-weight="normal" style:font-weight-asian="normal" style:font-weight-complex="normal"/>
    </style:style>
    <style:style style:name="T4" style:family="text">
      <style:text-properties style:font-name="Arial" fo:font-weight="normal" style:font-weight-asian="normal" style:font-weight-complex="normal"/>
    </style:style>
    <style:style style:name="T5" style:family="text">
      <style:text-properties style:font-name="Arial" fo:font-style="italic"/>
    </style:style>
    <style:style style:name="T6" style:family="text">
      <style:text-properties style:font-name="Arial" fo:font-style="italic" fo:font-weight="bold"/>
    </style:style>
    <style:style style:name="T7" style:family="text">
      <style:text-properties style:font-name="Arial" fo:font-style="normal" style:font-style-asian="normal" style:font-style-complex="normal"/>
    </style:style>
    <style:style style:name="T8" style:family="text">
      <style:text-properties fo:font-style="italic"/>
    </style:style>
    <style:style style:name="T9" style:family="text">
      <style:text-properties fo:font-style="italic" fo:font-weight="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Estado del Arte</text:p>
      <text:p text:style-name="P2"/>
      <text:p text:style-name="P2">El avance técnico y tecnológico en la astronomía, como en toda ciencia a avanzado a pasos agigantados en los últimos 50 años.</text:p>
      <text:p text:style-name="P2"/>
      <text:p text:style-name="P2">Para comprender el avance en la astronomía primero listaremos los hitos que marcaron grandes avances o saltos de conocimiento en esta ciencia de forma cronológica para darnos una idea de modo superficial del avance realizado en esta área científica, centrándonos en la astronomía moderna desde el año 1609.</text:p>
      <text:p text:style-name="P1"/>
      <text:list xml:id="list43332802" text:style-name="L1">
        <text:list-item>
          <text:p text:style-name="P5">1609. Galileo y la primera observación con telescopio</text:p>
        </text:list-item>
        <text:list-item>
          <text:p text:style-name="P5">1619. Las tres leyes de Kepler</text:p>
        </text:list-item>
        <text:list-item>
          <text:p text:style-name="P5">1659. Huygens y los anillos de Saturno</text:p>
        </text:list-item>
        <text:list-item>
          <text:p text:style-name="P7"><text:span text:style-name="T1">1670. La fundación de los observatorios de París y Greenwich</text:span> </text:p>
        </text:list-item>
        <text:list-item>
          <text:p text:style-name="P5">1687. El fabuloso legado de Isaac Newton</text:p>
        </text:list-item>
        <text:list-item>
          <text:p text:style-name="P5">1725. Bradley descubre la aberración de la luz</text:p>
        </text:list-item>
        <text:list-item>
          <text:p text:style-name="P7">1759. El esperado regreso del cometa 'Halley'</text:p>
        </text:list-item>
        <text:list-item>
          <text:p text:style-name="P7"><text:span text:style-name="T1">1769. Los tránsitos de Venus</text:span> </text:p>
        </text:list-item>
        <text:list-item>
          <text:p text:style-name="P7">1801. El descubrimiento de los 'planetas' diminutos</text:p>
        </text:list-item>
        <text:list-item>
          <text:p text:style-name="P8">1814. Fraunhofer y las líneas oscuras del Sol</text:p>
        </text:list-item>
        <text:list-item>
          <text:p text:style-name="P7">1838. Las primeras medidas de distancias estelares</text:p>
        </text:list-item>
        <text:list-item>
          <text:p text:style-name="P7">1846. El descubrimiento de Neptuno</text:p>
        </text:list-item>
        <text:list-item>
          <text:p text:style-name="P7">1864. Huggins y el nacimiento de la Astro física</text:p>
        </text:list-item>
        <text:list-item>
          <text:p text:style-name="P7">1882. La astronomía fotográfica. Una nueva revolución</text:p>
        </text:list-item>
        <text:list-item>
          <text:p text:style-name="P7">1913. Teoría de la evolución estelar</text:p>
        </text:list-item>
        <text:list-item>
          <text:p text:style-name="P7">1915. El universo relativista de Einstein </text:p>
        </text:list-item>
        <text:list-item>
          <text:p text:style-name="P7">1925. Hubble y el Universo extra-galáctico</text:p>
        </text:list-item>
        <text:list-item>
          <text:p text:style-name="P7">1931. El nacimiento de la radio-astronomía</text:p>
        </text:list-item>
        <text:list-item>
          <text:p text:style-name="P7">1963. El descubrimiento de los quásares</text:p>
        </text:list-item>
        <text:list-item>
          <text:p text:style-name="P7">1965. El eco del "Big Bang" </text:p>
        </text:list-item>
        <text:list-item>
          <text:p text:style-name="P7">1968. Los primeros pulsares</text:p>
        </text:list-item>
        <text:list-item>
          <text:p text:style-name="P7"><text:soft-page-break/>1990. El lanzamiento del telescopio espacial Hubble</text:p>
        </text:list-item>
        <text:list-item>
          <text:p text:style-name="P7">1995. El "boom" de los planetas extra-solares</text:p>
        </text:list-item>
        <text:list-item>
          <text:p text:style-name="P7">2002. Un agujero negro en el centro de la Galaxia</text:p>
        </text:list-item>
      </text:list>
      <text:p text:style-name="P2"/>
      <text:p text:style-name="P2">La Astronomía tiene sus bases primarias, en el primer ser humano que miro a los cielos, y se pregunto que era lo que estaba viendo, pregunta dio nacimiento a la gran mayoría de las ciencias naturales. Desde esta primera pregunta surgieron muchas ideas y herramientas para logra contestar esta misma, la cual no logramos responder completamente todavía, la primera herramienta usada en la astronomía,y la cual inicia la astronomía moderna fue el telescopio, herramienta clave en los descubrimientos posteriormente realizados, y base principal de los adelantos tecnológicos realizados en esta área.</text:p>
      <text:p text:style-name="P2"/>
      <text:p text:style-name="P2">Para hacer una reseña histórica una de las primeras implementaciones tecnológicas en la astronomía fue el telescopio mismo, y el primer avance en esta área fue el perfeccionamiento de las técnicas para fabricar los lentes que este usaba, el siguiente gran salto en el área de los telescopios fue la creación del telescopio reflector, inventado por Isaac Newton en 1688.</text:p>
      <text:p text:style-name="P2"/>
      <text:p text:style-name="P2">Pasando a los avances mas recientes en el área de la astronomía procederemos a describir los mas reconocidos mundialmente y algunos de los cuales representan el uso de computadoras en el estudio y enseñanza de esta ciencia.</text:p>
      <text:p text:style-name="P2"/>
      <text:p text:style-name="P10">El telescopio espacial Hubble</text:p>
      <text:p text:style-name="P10"/>
      <text:p text:style-name="P1">Lanzado en abril de 1990 y preparado para muchos años más de ciencia pionera, desde nuestro propio sistema solar hasta el borde del universo observable, el Hubble de la NASA <text:s/>es el cumplimiento de las esperanzas que los astrónomos <text:s/>han tenido durante mucho tiempo de un magnífico telescopio óptico en órbita por encima de la <text:s/>distorsión del ambiente de la Tierra y ofrecen información clara y profunda de puntos <text:s/>únicos del cosmos. </text:p>
      <text:p text:style-name="P4"><text:span text:style-name="T2">Este telescopio es de los mayores logros para la astronomía, ya que es una herramienta que </text:span><text:span text:style-name="T2">mejora significativamente las posibilidades de observación astronómica, ya que al estar ubicado sobre la atmósfera terrestre las imágenes obtenidas a través de el no sufre de distorsión, la cual es producida por la misma y enturbia las imágenes tomadas desde la </text:span><text:soft-page-break/><text:span text:style-name="T2">superficie terrestre, ademas de implementar una serie de otras cámaras capaces de obtener imágenes en un espectro no visible para el ojo humano, tales como el infrarrojo o rayos x.</text:span></text:p>
      <text:p text:style-name="P1"/>
      <text:p text:style-name="P3"><text:span text:style-name="T3">Existe un prototipo de telescopio el cual seria el sucesor del Hubble el cual es conocido como <text:s/></text:span><text:span text:style-name="T2">The James Webb Space Telescope o “JWST” el cual <text:s/>debería ser puesto en órbita no antes del año 2014. Originalmente el telescopio había sido bautizado como Next Generation Space Telescope (NGST), pero en el año 2002 fue renombrado en honor de James E. Webb (segundo administrador de la NASA). </text:span></text:p>
      <text:p text:style-name="P2">La masa del telescopio será casi la mitad de la que posee el Hubble, claro que su espejo primario de 6,5 metros tendrá un área 6 veces mayor. Debido a que el diámetro de su espejo compuesto de 18 segmentos hexagonales supera las dimensiones de los actuales cohetes de lanzamiento, los bordes del espejo serán replegados para optimizar el espacio necesario para transportarlo. Una vez que se encuentre en el espacio, dichos bordes serán desplegados al igual que la placa metalizada que actúa como escudo protector con la ayuda de pequeños motores de alta precisión. Este sucesor representaría el siguiente salto en el estudio de la astronomía.</text:p>
      <text:p text:style-name="P2"/>
      <text:p text:style-name="P10">European Extremely Large Telescope </text:p>
      <text:p text:style-name="P3"><text:span text:style-name="T2">También conocido como </text:span><text:span text:style-name="T3">E-ELT, seria el telescopio mas avanzado construido por el hombre, ademas de ser el mas grande existente con un espejo de 42 metros de diámetro este estará construido sumando varios espejos exagonales, ya que con la tecnología actual es solo construir un espejo de una pieza de máximo 8 metros de diámetro.</text:span></text:p>
      <text:p text:style-name="P3"><text:span text:style-name="T3">Este telescopio tiene como objetivo la observación del universo con un detalle mayor incluso que el del Telescopio espacial Hubble. El espejo de 42 metros posibilitaría el estudio de las atmósferas de planetas extrasolares, así como el estudio de esos planetas en sí, de los discos protoplanetarios exteriores al Sistema Solar, de la energía oscura y de la formación de galaxias. Este telescopio se ubicara en el cerro Armazones en la región de Antofagasta en el norte chileno. Según los planes de la ESO (Observatorio Europeo Austral), este telescopio deveria estar en funcionamiento para el año 2016.</text:span></text:p>
      <text:p text:style-name="P1">En términos generales, en campo de los telescopios la implementación de tecnología paso, en un principio a lograr mejoras en la fabricación y pulido de lentes, a la instalación de telescopios con espejos mas grandes o fuera de la atmósfera terrestre, consiguiendo así mejores imágenes de los objetos celestes que se desea estudiar, la otra área donde se <text:soft-page-break/>implementan nuevas tecnologías en este campo es el uso de cámaras especiales las cuales son capaces de “ver” mejor que nuestros ojos, con lo cual el nivel de información obtenido de estos telescopios es mas amplia y cubre prácticamente todas las áreas de interés de los astrónomos.</text:p>
      <text:p text:style-name="P1"/>
      <text:p text:style-name="P1">Software e Informática.</text:p>
      <text:p text:style-name="P1"/>
      <text:p text:style-name="P1">Debido a la gran cantidad de información entregada por las herramientas de investigación astronómica, y la gran cantidad de astros estudiados, el principal uso que se le da a las computadoras en la astronomía es el almacenamiento, clasificación y procesamiento de información.</text:p>
      <text:p text:style-name="P3"><text:span text:style-name="T3">Para este fin son usados computadores de gran potencia, y en algunos proyectos como el SETI </text:span><text:span text:style-name="T3">(</text:span><text:span text:style-name="T6">S</text:span><text:span text:style-name="T5">earch for </text:span><text:span text:style-name="T6">E</text:span><text:span text:style-name="T5">xtra</text:span><text:span text:style-name="T6">T</text:span><text:span text:style-name="T5">errestrial </text:span><text:span text:style-name="T6">I</text:span><text:span text:style-name="T5">ntelligence),</text:span><text:span text:style-name="T7"> usan una tecnología de computación distribuida, la cual consiste en usar el tiempo muerto de CPU de computadores de usuarios registrados en el proyecto SETI @ Home, este proyecto, después de instalar un software, conocido como BOINC (</text:span><text:bookmark text:name="firstHeading"/><text:span text:style-name="T7">Berkeley Open Infrastructure for Network Computing). Enviá paquetes de datos obtenidos de distintos radio telescopios para ser analizados por el computador del usuario registrado, estos datos después de este proceso son enviado de vuelta al servidor de SETI para ser almacenados. </text:span></text:p>
      <text:p text:style-name="P3"><text:span text:style-name="T7">Otro de los usos que se le da a la informática en esta área es la de controlar sistemas de observación astronómica, tales como telescopios o antenas, esto se logra a través de un sistema conocido como GO TO , el cual, una ves posicionado y alineado correctamente el telescopio, proceso que para una persona sin el suficiente conocimiento puede llegar a demorar mas de 8 horas, puede mover un telescopio a una posición determinada de la cúpula celeste, ahorrando el proceso de búsqueda de un astro a observar.</text:span></text:p>
      <text:p text:style-name="P3"><text:span text:style-name="T7"/></text:p>
      <text:p text:style-name="P3"><text:span text:style-name="T7">En el área de software específicamente, mas orientado a un ámbito informativo, existen muchos software los cuales sirven muchas veces de cartas celestes, o de referencias de la cúpula celeste, incluyendo animaciones del comportamiento del cielo , o de fenómenos especiales, dentro de estos podemos mencionar Stellarium , Cartes du ciel , EmapWin , Encyclopedia Galactica ,Hallo Northern Sky , entre otros. </text:span></text:p>
      <text:p text:style-name="P3"><text:span text:style-name="T7"/></text:p>
      <text:p text:style-name="P3"><text:span text:style-name="T7">Como muchas otras tecnologías, estas tecnologías de software están portadas a plataformas </text:span><text:soft-page-break/><text:span text:style-name="T7">web, plataformas que se comportan muchas veces muy similarmente a los software antes mencionados, en sus funciones de mostrar la cúpula celeste, y ofrecer imagenes del cielo y sus astros. Algunos ejemplos de estos sitios son: </text:span></text:p>
      <text:list xml:id="list21315119" text:style-name="L2">
        <text:list-item>
          <text:p text:style-name="P12"><text:span text:style-name="T7">http://www.worldwidetelescope.org/webclient/</text:span></text:p>
        </text:list-item>
        <text:list-item>
          <text:p text:style-name="P12"><text:span text:style-name="T7">http://www.sky-map.org/</text:span></text:p>
        </text:list-item>
        <text:list-item>
          <text:p text:style-name="P12"><text:span text:style-name="T7">http://www.google.com/intl/es_es/sky/</text:span></text:p>
        </text:list-item>
      </text:list>
      <text:p text:style-name="P3"><text:span text:style-name="T7"/></text:p>
      <text:p text:style-name="P3"><text:span text:style-name="T7">Estas plataformas son muy intuitivas y relativamente sencillas de usar si se tiene un conocimiento previo de astronomía , de todas maneras no tiene la rapidez o la versatilidad que posee un software instalado en un equipo PC, ya que siempre depende del ancho de banda disponible, el cual muchas veces en lugares de observación óptimos es escaso o nulo, debido a que generalmente estos están ubicados a grandes alturas y lejos de fuentes de contaminación lumínica como ciudades o poblado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Lucida Sans Unicode"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Lucida Sans Unicode" style:font-size-asian="24pt" style:font-weight-asian="bold" style:font-name-complex="Tahoma"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ernando Pozo Molina</meta:initial-creator>
    <meta:creation-date>2010-05-11T18:06:18.10</meta:creation-date>
    <dc:date>2010-05-12T01:28:23.04</dc:date>
    <dc:creator>Fernando Pozo Molina</dc:creator>
    <meta:editing-duration>PT05H13M00S</meta:editing-duration>
    <meta:editing-cycles>6</meta:editing-cycles>
    <meta:generator>OpenOffice.org/3.2$Win32 OpenOffice.org_project/320m12$Build-9483</meta:generator>
    <meta:document-statistic meta:table-count="0" meta:image-count="0" meta:object-count="0" meta:page-count="5" meta:paragraph-count="49" meta:word-count="1478" meta:character-count="9079"/>
  </office:meta>
</office:document-meta>
</file>